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fo:font-style="italic" style:font-style-asian="italic" style:font-style-complex="italic"/>
    </style:style>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3">
      <style:text-properties officeooo:paragraph-rsid="0011e043"/>
    </style:style>
    <style:style style:name="P6" style:family="paragraph" style:parent-style-name="Standard" style:list-style-name="L3">
      <style:text-properties officeooo:paragraph-rsid="001478fd"/>
    </style:style>
    <style:style style:name="P7" style:family="paragraph" style:parent-style-name="Standard" style:list-style-name="L3">
      <style:text-properties fo:font-style="normal" officeooo:paragraph-rsid="000b54d9" style:font-style-asian="normal" style:font-style-complex="normal"/>
    </style:style>
    <style:style style:name="P8" style:family="paragraph" style:parent-style-name="Standard">
      <style:text-properties fo:font-style="normal" officeooo:paragraph-rsid="000b54d9" style:font-style-asian="normal" style:font-style-complex="normal"/>
    </style:style>
    <style:style style:name="P9" style:family="paragraph" style:parent-style-name="Standard">
      <style:paragraph-properties style:writing-mode="lr-tb"/>
      <style:text-properties fo:font-style="normal" officeooo:paragraph-rsid="000b54d9" style:font-style-asian="normal" style:font-style-complex="normal"/>
    </style:style>
    <style:style style:name="P10" style:family="paragraph" style:parent-style-name="Standard">
      <style:paragraph-properties style:writing-mode="lr-tb"/>
      <style:text-properties fo:font-style="italic" style:text-underline-style="solid" style:text-underline-width="auto" style:text-underline-color="font-color" officeooo:paragraph-rsid="000b54d9" style:font-style-asian="italic" style:font-style-complex="italic"/>
    </style:style>
    <style:style style:name="P11" style:family="paragraph" style:parent-style-name="Standard">
      <style:text-properties fo:font-style="italic" style:text-underline-style="solid" style:text-underline-width="auto" style:text-underline-color="font-color" style:font-style-asian="italic" style:font-style-complex="italic"/>
    </style:style>
    <style:style style:name="P12" style:family="paragraph" style:parent-style-name="Standard" style:list-style-name="L4">
      <style:text-properties officeooo:paragraph-rsid="000baef3"/>
    </style:style>
    <style:style style:name="P13" style:family="paragraph" style:parent-style-name="Standard" style:list-style-name="L4"/>
    <style:style style:name="P14" style:family="paragraph" style:parent-style-name="Standard" style:list-style-name="L5">
      <style:text-properties officeooo:paragraph-rsid="000baef3"/>
    </style:style>
    <style:style style:name="P15" style:family="paragraph" style:parent-style-name="Standard" style:list-style-name="L6">
      <style:text-properties officeooo:paragraph-rsid="000da5bd"/>
    </style:style>
    <style:style style:name="P16" style:family="paragraph" style:parent-style-name="Standard" style:list-style-name="L6">
      <style:text-properties officeooo:paragraph-rsid="0011e043"/>
    </style:style>
    <style:style style:name="P17" style:family="paragraph" style:parent-style-name="Standard">
      <style:text-properties officeooo:paragraph-rsid="000baef3"/>
    </style:style>
    <style:style style:name="P18" style:family="paragraph" style:parent-style-name="Standard" style:list-style-name="L7">
      <style:text-properties officeooo:paragraph-rsid="000baef3"/>
    </style:style>
    <style:style style:name="P19" style:family="paragraph" style:parent-style-name="Standard" style:list-style-name="L8">
      <style:text-properties officeooo:paragraph-rsid="000e95b3"/>
    </style:style>
    <style:style style:name="P20" style:family="paragraph" style:parent-style-name="Standard">
      <style:paragraph-properties fo:text-align="start" style:justify-single-word="false"/>
      <style:text-properties officeooo:paragraph-rsid="000e95b3"/>
    </style:style>
    <style:style style:name="P21" style:family="paragraph" style:parent-style-name="Standard">
      <style:text-properties officeooo:paragraph-rsid="00124968"/>
    </style:style>
    <style:style style:name="P22" style:family="paragraph" style:parent-style-name="Standard">
      <style:text-properties fo:font-style="italic" officeooo:paragraph-rsid="00124968" style:font-style-asian="italic" style:font-style-complex="italic"/>
    </style:style>
    <style:style style:name="P23" style:family="paragraph" style:parent-style-name="Standard" style:list-style-name="L9">
      <style:text-properties officeooo:paragraph-rsid="000baef3"/>
    </style:style>
    <style:style style:name="P24" style:family="paragraph" style:parent-style-name="Standard" style:list-style-name="L9">
      <style:text-properties officeooo:rsid="0015b22b" officeooo:paragraph-rsid="0015b22b"/>
    </style:style>
    <style:style style:name="P25" style:family="paragraph" style:parent-style-name="Standard" style:list-style-name="L9">
      <style:text-properties officeooo:paragraph-rsid="000e95b3"/>
    </style:style>
    <style:style style:name="P26" style:family="paragraph" style:parent-style-name="Standard">
      <loext:graphic-properties draw:fill="solid" draw:fill-color="#ffffff"/>
      <style:paragraph-properties fo:break-before="page" fo:background-color="#ffffff" fo:padding="0cm" fo:border="none" style:shadow="none"/>
    </style:style>
    <style:style style:name="P27" style:family="paragraph" style:parent-style-name="Heading_20_1">
      <style:paragraph-properties fo:break-before="page"/>
      <style:text-properties officeooo:rsid="00173c88" officeooo:paragraph-rsid="00173c88"/>
    </style:style>
    <style:style style:name="P28" style:family="paragraph" style:parent-style-name="Standard">
      <style:text-properties officeooo:rsid="00173c88" officeooo:paragraph-rsid="00173c88"/>
    </style:style>
    <style:style style:name="P29" style:family="paragraph" style:parent-style-name="Standard">
      <loext:graphic-properties draw:fill="solid" draw:fill-color="#ffffff"/>
      <style:paragraph-properties fo:background-color="#ffffff" fo:padding="0cm" fo:border="none" style:shadow="none"/>
    </style:style>
    <style:style style:name="P30" style:family="paragraph" style:parent-style-name="Standard">
      <style:paragraph-properties fo:break-before="page"/>
      <style:text-properties officeooo:rsid="00173c88" officeooo:paragraph-rsid="00173c88"/>
    </style:style>
    <style:style style:name="P31" style:family="paragraph" style:parent-style-name="Standard">
      <style:text-properties fo:color="#000000" loext:opacity="100%" style:font-name="Droid Sans Mono" fo:font-size="10.5pt" fo:font-weight="normal" officeooo:rsid="00173c88" officeooo:paragraph-rsid="00173c88" fo:background-color="#fffffe"/>
    </style:style>
    <style:style style:name="P3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e"/>
    </style:style>
    <style:style style:name="P33" style:family="paragraph" style:parent-style-name="Standard">
      <style:text-properties officeooo:rsid="00173c88" officeooo:paragraph-rsid="0018361c"/>
    </style:style>
    <style:style style:name="P34" style:family="paragraph" style:parent-style-name="Standard">
      <style:text-properties fo:color="#000000" loext:opacity="100%" style:font-name="Droid Sans Mono" fo:font-size="10.5pt" fo:font-weight="normal" officeooo:rsid="00173c88" officeooo:paragraph-rsid="0018361c" fo:background-color="#fffffe"/>
    </style:style>
    <style:style style:name="P35" style:family="paragraph" style:parent-style-name="Standard">
      <style:text-properties officeooo:paragraph-rsid="0018361c"/>
    </style:style>
    <style:style style:name="P36" style:family="paragraph" style:parent-style-name="Standard">
      <style:text-properties officeooo:rsid="0018361c" officeooo:paragraph-rsid="0018361c"/>
    </style:style>
    <style:style style:name="T1" style:family="text">
      <style:text-properties officeooo:rsid="000a0022"/>
    </style:style>
    <style:style style:name="T2" style:family="text">
      <style:text-properties fo:font-size="14pt"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officeooo:rsid="001478fd"/>
    </style:style>
    <style:style style:name="T6" style:family="text">
      <style:text-properties style:text-position="0% 100%" fo:font-size="14pt"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background-color="#ffff00" loext:char-shading-value="0"/>
    </style:style>
    <style:style style:name="T10" style:family="text">
      <style:text-properties fo:color="#000000" loext:opacity="100%" fo:font-family="'JetBrains Mono'" style:font-family-generic="roman" style:font-pitch="variable" fo:font-size="8.5pt" fo:font-style="normal" fo:font-weight="normal" style:font-size-asian="8.5pt" style:font-style-asian="normal" style:font-weight-asian="normal"/>
    </style:style>
    <style:style style:name="T11" style:family="text">
      <style:text-properties fo:color="#000080" loext:opacity="100%" fo:font-family="'JetBrains Mono'" style:font-family-generic="roman" style:font-pitch="variable" fo:font-size="8.5pt" fo:font-style="normal" fo:font-weight="bold" style:font-size-asian="8.5pt" style:font-style-asian="normal" style:font-weight-asian="bold"/>
    </style:style>
    <style:style style:name="T12" style:family="text">
      <style:text-properties fo:color="#808080" loext:opacity="100%" fo:font-family="'JetBrains Mono'" style:font-family-generic="roman" style:font-pitch="variable" fo:font-size="8.5pt" fo:font-style="italic" fo:font-weight="normal" style:font-size-asian="8.5pt" style:font-style-asian="italic" style:font-weight-asian="normal"/>
    </style:style>
    <style:style style:name="T13" style:family="text">
      <style:text-properties fo:color="#660e7a" loext:opacity="100%" fo:font-family="'JetBrains Mono'" style:font-family-generic="roman" style:font-pitch="variable" fo:font-size="8.5pt" fo:font-style="italic" fo:font-weight="bold" style:font-size-asian="8.5pt" style:font-style-asian="italic" style:font-weight-asian="bold"/>
    </style:style>
    <style:style style:name="T14" style:family="text">
      <style:text-properties fo:color="#008000" loext:opacity="100%" fo:font-family="'JetBrains Mono'" style:font-family-generic="roman" style:font-pitch="variable" fo:font-size="8.5pt" fo:font-style="normal" fo:font-weight="bold" style:font-size-asian="8.5pt" style:font-style-asian="normal" style:font-weight-asian="bold"/>
    </style:style>
    <style:style style:name="T15" style:family="text">
      <style:text-properties fo:color="#0000ff" loext:opacity="100%" fo:font-family="'JetBrains Mono'" style:font-family-generic="roman" style:font-pitch="variable" fo:font-size="8.5pt" fo:font-style="normal" fo:font-weight="normal" style:font-size-asian="8.5pt" style:font-style-asian="normal" style:font-weight-asian="normal"/>
    </style:style>
    <style:style style:name="T16" style:family="text">
      <style:text-properties fo:color="#660e7a" loext:opacity="100%" fo:font-family="'JetBrains Mono'" style:font-family-generic="roman" style:font-pitch="variable" fo:font-size="8.5pt" fo:font-style="normal" fo:font-weight="bold" style:font-size-asian="8.5pt" style:font-style-asian="normal" style:font-weight-asian="bold"/>
    </style:style>
    <style:style style:name="T17" style:family="text">
      <style:text-properties officeooo:rsid="0018361c"/>
    </style:style>
    <style:style style:name="T18" style:family="text">
      <style:text-properties fo:color="#008000" loext:opacity="100%" fo:font-family="'JetBrains Mono'" style:font-family-generic="roman" style:font-pitch="variable" fo:font-size="8.5pt" fo:font-style="normal" fo:font-weight="bold" officeooo:rsid="0018361c" style:font-size-asian="8.5pt" style:font-style-asian="normal" style:font-weight-asian="bold"/>
    </style:style>
    <style:style style:name="T19" style:family="text">
      <style:text-properties fo:color="#000000" loext:opacity="100%" style:font-name="Droid Sans Mono" fo:font-size="10.5pt" fo:font-weight="normal" fo:background-color="#fffffe" loext:char-shading-value="0"/>
    </style:style>
    <style:style style:name="T20" style:family="text">
      <style:text-properties officeooo:rsid="00173c88"/>
    </style:style>
    <style:style style:name="T21" style:family="text">
      <style:text-properties fo:color="#000000" loext:opacity="100%" style:font-name="Droid Sans Mono" fo:font-size="10.5pt" fo:font-weight="normal" officeooo:rsid="00173c88" fo:background-color="#fffffe" loext:char-shading-value="0"/>
    </style:style>
    <style:style style:name="T22" style:family="text">
      <style:text-properties fo:color="#000000" loext:opacity="100%" style:font-name="Liberation Sans" fo:font-size="12pt" fo:font-style="normal" fo:font-weight="normal" officeooo:rsid="0018361c" style:font-size-asian="12pt" style:font-style-asian="normal" style:font-weight-asian="normal" style:font-size-complex="12pt"/>
    </style:style>
    <style:style style:name="T23" style:family="text">
      <style:text-properties fo:color="#000000" loext:opacity="100%" fo:font-family="'JetBrains Mono'" style:font-family-generic="roman" style:font-pitch="variable" fo:font-size="12pt" fo:font-style="normal" fo:font-weight="normal" officeooo:rsid="0018361c" style:font-size-asian="12pt" style:font-style-asian="normal" style:font-weight-asian="normal"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Un organisateur de rallyes auto-moto vous demande de l’aide pour organiser ses</text:p>
      <text:p text:style-name="Standard">courses.</text:p>
      <text:h text:style-name="Heading_20_2" text:outline-level="2">Description <text:span text:style-name="T1">du probleme :</text:span></text:h>
      <text:p text:style-name="Standard"><text:span text:style-name="T1">Une partie de code est fournit et i</text:span>l vous est demandé de compléter le code selon la description qui suit.</text:p>
      <text:p text:style-name="Standard"><text:span text:style-name="T2">la classe Vehicule</text:span> Il s’agit d’abord d’implémenter une classe Vehicule</text:p>
      <text:p text:style-name="Standard">permettant de représenter un véhicule participant aux courses.</text:p>
      <text:p text:style-name="Standard">Un véhicule est caractérisée par :</text:p>
      <text:list text:style-name="L1">
        <text:list-item>
          <text:p text:style-name="P1">son nom, une chaîne de caractères comme « Ferrari » par exemple ;</text:p>
        </text:list-item>
        <text:list-item>
          <text:p text:style-name="P1">sa vitesse maximale (un double) ;</text:p>
        </text:list-item>
        <text:list-item>
          <text:p text:style-name="P1">son poids en kg (un int) ;</text:p>
        </text:list-item>
        <text:list-item>
          <text:p text:style-name="P1">et le niveau de carburant de son réservoir (un entier).</text:p>
        </text:list-item>
      </text:list>
      <text:p text:style-name="Standard">La classe Vehicule comportera :</text:p>
      <text:list text:style-name="L2">
        <text:list-item>
          <text:p text:style-name="P2"><text:span text:style-name="T3">un constructeur</text:span>, conforme à la méthode main fournie, initialisant les attributs au moyen de valeurs passées en paramètre et un constructeur par défaut initialisant le nom à "Anonyme", le niveau de carburant à zéro, la vitesse maximale à 130 et le poids à 1000 ;</text:p>
        </text:list-item>
        <text:list-item>
          <text:p text:style-name="P2">une méthode <text:bookmark-start text:name="__DdeLink__0_2707536898"/><text:span text:style-name="T3">toString</text:span><text:bookmark-end text:name="__DdeLink__0_2707536898"/> produisant une String contenant toutes les caractéristiques du véhicule sauf le niveau de carburant en respectant strictement le format suivant :</text:p>
        </text:list-item>
      </text:list>
      <text:p text:style-name="P3"><text:bookmark-start text:name="__DdeLink__2_2707536898"/>&lt;nom&gt; -&gt; vitesse max = &lt;vitesse max&gt; km/h, poids = &lt;poids&gt; kg</text:p>
      <text:p text:style-name="P3">où &lt;nom&gt; est le nom du véhicule, &lt;vitesse max&gt; sa vitesse maximale</text:p>
      <text:p text:style-name="P3">et &lt;poids&gt;, son poids ;<text:bookmark-end text:name="__DdeLink__2_2707536898"/></text:p>
      <text:list text:style-name="L3">
        <text:list-item>
          <text:p text:style-name="P4">une méthode <text:span text:style-name="T3">meilleur(Vehicule autreVehicule)</text:span><text:span text:style-name="T3"> </text:span>retournant true si l’instance courante a une strictement meilleure performance que autreVehicule ;</text:p>
        </text:list-item>
        <text:list-item>
          <text:p text:style-name="P5"><text:span text:style-name="T4">les « getters » </text:span><text:span text:style-name="T3">getNom(), getVitesseMax(), getPoids() et getCarburant().</text:span></text:p>
        </text:list-item>
        <text:list-item>
          <text:p text:style-name="P6"><text:span text:style-name="T5">Une methode</text:span> boolean <text:bookmark-start text:name="__DdeLink__6_2707536898 Copy 2"/><text:span text:style-name="T3">estDeuxRoues() </text:span><text:bookmark-end text:name="__DdeLink__6_2707536898 Copy 2"/></text:p>
        </text:list-item>
        <text:list-item>
          <text:p text:style-name="P5">Vous doterez la classe Voiture d’un getter <text:span text:style-name="T3">getCategorie().</text:span></text:p>
        </text:list-item>
        <text:list-item>
          <text:p text:style-name="P7">Finalement, la classe devra comporter et utiliser une méthode utilitaire double <text:bookmark-start text:name="__DdeLink__19_2707536898"/><text:span text:style-name="T3">performance()</text:span><text:bookmark-end text:name="__DdeLink__19_2707536898"/>. Cette méthode devra retourner une estimation de la performance du véhicule comme le rapport entre sa vitesse maximale et son poids (plus le véhicule est léger et rapide, meilleure est sa performance car il consomme moins d’énergie) ;</text:p>
        </text:list-item>
      </text:list>
      <text:p text:style-name="P8"/>
      <text:p text:style-name="P9">Il vous est demandé d’implémenter la classe Vehicule en respectant une bonne encapsulation. </text:p>
      <text:p text:style-name="P10">Voir le code fourn <text:s/>par la portion de la méthode main comprise entre // TEST 1 et // FIN TEST 1</text:p>
      <text:p text:style-name="P11"/>
      <text:p text:style-name="Standard"><text:span text:style-name="T6">Voitures et motos </text:span>Les véhicules participant aux rallyes peuvent être soit des voitures soit des motos.</text:p>
      <text:p text:style-name="Standard"><text:span text:style-name="T7">Une voiture (classe Voiture) </text:span>est caractérisée par une information supplémentaire indiquant sa catégorie (« course » ou « tourisme »).</text:p>
      <text:p text:style-name="Standard"><text:span text:style-name="T7">Une moto (classe Moto) </text:span>est caractérisée par un booléen indiquant si elle possède un Sidecar.</text:p>
      <text:p text:style-name="Standard">Programmez maintenant la hiérarchie de classes vous permettant de représenter</text:p>
      <text:p text:style-name="Standard">ces deux sortes de véhicules en la dotant :</text:p>
      <text:list text:style-name="L4">
        <text:list-item>
          <text:p text:style-name="P12"><text:span text:style-name="T3">de constructeurs </text:span>conformes au main fourni. (dans la portion de code entre// TEST 2 et // FIN TEST 2) ; par défaut, une Moto n’a pas de Sidecar ; il n’est pas nécessaire de tester la validité de la valeur des arguments dans les constructeurs ;</text:p>
        </text:list-item>
        <text:list-item>
          <text:p text:style-name="P13">de redéfinitions spécifiques de la méthode <text:span text:style-name="T3">toString</text:span> ; ces spécialisations ne contiendront pas de duplication de code.</text:p>
        </text:list-item>
      </text:list>
      <text:p text:style-name="Standard">Par ailleurs :</text:p>
      <text:list text:style-name="L5">
        <text:list-item>
          <text:p text:style-name="P14">la représentation d’une voiture sous la forme d’une String respectera strictement le format suivant : <text:span text:style-name="T8">&lt;nom&gt; -&gt; vitesse max = &lt;vitesse max&gt; km/h, poids = &lt;poids&gt; kg, Voiture de </text:span><text:soft-page-break/><text:span text:style-name="T8">&lt;categorie&gt; où &lt;nom&gt; est le nom du véhicule, &lt;vitesse max&gt; sa vitesse maximale, &lt;poids&gt;, son poids et &lt;categorie&gt;, sa catégorie ;</text:span></text:p>
        </text:list-item>
      </text:list>
      <text:list text:style-name="L6">
        <text:list-item>
          <text:p text:style-name="P15">la représentation d’une moto sous la forme d’une String respectera strictement le format suivant :</text:p>
          <text:p text:style-name="P16"><text:span text:style-name="T8">&lt;nom&gt; -&gt; vitesse max = &lt;vitesse max&gt; km/h, poids = &lt;poids&gt; kg, Moto, avec sidecar </text:span>si elle possède un « Sidecar », ou sinon : <text:span text:style-name="T8">&lt;nom&gt; -&gt; vitesse max = &lt;vitesse max&gt; km/h, poids = &lt;poids&gt; kg, Moto</text:span></text:p>
        </text:list-item>
      </text:list>
      <text:p text:style-name="P17">Cette partie de votre programme peut être testée par la portion de la méthode</text:p>
      <text:p text:style-name="P17">main fournie comprise entre // TEST 2 et // FIN TEST 2 (voir le code</text:p>
      <text:p text:style-name="P17">fourni).</text:p>
      <text:p text:style-name="P17">où &lt;nom&gt; est le nom du véhicule, &lt;vitesse max&gt; sa vitesse maxi-</text:p>
      <text:p text:style-name="P17">male, &lt;poids&gt;, son poids et &lt;categorie&gt;, sa catégorie ;</text:p>
      <text:p text:style-name="P17">— la représentation d’une moto sous la forme d’une String respectera strictement</text:p>
      <text:p text:style-name="P17">le format suivant :</text:p>
      <text:p text:style-name="P17">&lt;nom&gt; -&gt; vitesse max = &lt;vitesse max&gt; km/h, poids = &lt;poids&gt; kg, Moto, avec sidecar</text:p>
      <text:p text:style-name="P17">si elle possède un « Sidecar », ou sinon :</text:p>
      <text:p text:style-name="P17">&lt;nom&gt; -&gt; vitesse max = &lt;vitesse max&gt; km/h, poids = &lt;poids&gt; kg, Moto</text:p>
      <text:p text:style-name="P17">avec &lt;nom&gt; le nom du véhicule, &lt;vitesse max&gt; sa vitesse maximale,</text:p>
      <text:p text:style-name="P17">et &lt;poids&gt;, son poids.</text:p>
      <text:p text:style-name="P17">Vous doterez enfin la classe Voiture d’un getter getCategorie().</text:p>
      <text:p text:style-name="P17">Cette partie de votre programme peut être testée par la portion de la méthode</text:p>
      <text:p text:style-name="P17">main fournie comprise entre // TEST 2 et // FIN TEST 2 (voir le code</text:p>
      <text:p text:style-name="P17">fourni).</text:p>
      <text:p text:style-name="P17"><text:span text:style-name="T2">les classes GrandPrix et Rallye </text:span>Il vous est demandé maintenant de</text:p>
      <text:p text:style-name="P17">coder une classe <text:span text:style-name="T7">GrandPrix</text:span> comme une « <text:span text:style-name="T8">collection hétérogène</text:span> » de véhicules.</text:p>
      <text:p text:style-name="P17">Cette collection représente l’ensemble des véhicules participant à une course. Elle</text:p>
      <text:p text:style-name="P17">sera modélisée au moyen d’un ArrayList.</text:p>
      <text:p text:style-name="P17">Cette classe héritera d’une classe <text:span text:style-name="T7">Rallye</text:span> qui contient uniquement une méthode</text:p>
      <text:p text:style-name="P17">boolean check(). Cette méthode doit permettre de vérifier si les véhicules</text:p>
      <text:p text:style-name="P17">ont le droit de courir ensemble. La méthode check ne peut être définie <text:span text:style-name="T9">concrè-</text:span></text:p>
      <text:p text:style-name="P17"><text:span text:style-name="T9">tement ;)</text:span> dans la classe Rallye.</text:p>
      <text:p text:style-name="P17"><text:span text:style-name="T7">La classe GrandPrix sera dotée</text:span> :</text:p>
      <text:list text:style-name="L7">
        <text:list-item>
          <text:p text:style-name="P18">d’une méthode <text:span text:style-name="T3">ajouter</text:span> permettant d’ajouter un véhicule à l’ensemble des participants (l’ajout se fera en fin de collection) ; cette méthode sera conforme à la méthode main fourni (dans la portion de code entre // TEST 3 et // FIN TEST 3) ;</text:p>
        </text:list-item>
      </text:list>
      <text:list text:style-name="L8">
        <text:list-item>
          <text:p text:style-name="P19">pour un rallye de type GrandPrix les voitures n’ont pas le droit de courir avec les deux roues; les motos ayant un «Sidecar» ne sont pas considérées comme des véhicules à deux roues ; les deux roues ont le droit de courir ensemble. </text:p>
        </text:list-item>
      </text:list>
      <text:p text:style-name="P20">Pour tester la compatibilité des véhicules, vous doterez la hiérarchie de Vehicule</text:p>
      <text:p text:style-name="P21">d’une méthode : </text:p>
      <text:p text:style-name="P21"><text:span text:style-name="T3">boolean </text:span><text:bookmark-start text:name="__DdeLink__6_2707536898"/><text:span text:style-name="T3">estDeuxRoues()</text:span> <text:bookmark-end text:name="__DdeLink__6_2707536898"/></text:p>
      <text:p text:style-name="P21">retournant true quand un véhicule est de type deux roues et false dans le cas contraire.</text:p>
      <text:p text:style-name="P22">Vous considérerez qu’un véhicule quelconque n’est pas un deux roues.</text:p>
      <text:p text:style-name="P17">Cette partie de votre programme peut être testée par la portion de la méthode main fournie comprise entre // TEST 3 et // FIN TEST 3 (voir le code fourni).</text:p>
      <text:p text:style-name="P17"/>
      <text:p text:style-name="P17">4) <text:span text:style-name="T2">La course est lancée Complétez la classe GrandPrix</text:span> de sorte à lui ajouter</text:p>
      <text:p text:style-name="P17">une méthode <text:bookmark-start text:name="__DdeLink__17_2707536898"/><text:span text:style-name="T3">void run(int tours)</text:span><text:bookmark-end text:name="__DdeLink__17_2707536898"/><text:span text:style-name="T3"> </text:span>simulant le déroulement de la course</text:p>
      <text:p text:style-name="P17">selon l’algorithme suivant :</text:p>
      <text:list text:style-name="L9">
        <text:list-item>
          <text:p text:style-name="P23">commencer par tester si les véhicules ont le droit de courir ensemble ; le message "Pas de Grand Prix" suivi d’un saut de ligne sera affiché dans le cas contraire et la méthode run devra terminer son exécution ;</text:p>
        </text:list-item>
        <text:list-item>
          <text:p text:style-name="P23"><text:soft-page-break/>quand la course a lieu : pour chaque véhicule, déduire autant de carburant que de tours ; seuls les véhicules à qui il reste du carburant (&gt; 0) arrivent sur la ligne d’arrivée ;</text:p>
          <text:p text:style-name="P24">Pense a une Collection pour vehicule arrivent.<text:line-break/>Pense <text:s/>a enlevé une vehicule de la Collection si carburant (&lt; 0) </text:p>
        </text:list-item>
        <text:list-item>
          <text:p text:style-name="P25">parmi les véhicules qui ont atteint la ligne d’arrivée, sélectionner le plus performant (celui qui est meilleur que tous les autres) et l’afficher en respectant strictement le format suivant : Le gagnant du grand prix est :</text:p>
          <text:p text:style-name="P25">&lt;representation&gt; où &lt;representation&gt; est la représentation du véhicule gagnant sous la forme d’une String, telle que produite par toString. Si aucun véhicule n’atteint la ligne d’arrivée, afficher le message Elimination de tous les vehicules suivi d’un saut de ligne.</text:p>
        </text:list-item>
      </text:list>
      <text:p text:style-name="P17">Cette partie de votre programme peut être testée par la portion de la méthode</text:p>
      <text:p text:style-name="P17">main fournie comprise entre // TEST 4 et // FIN TEST 4 (voir le code</text:p>
      <text:p text:style-name="P17">fourni).</text:p>
      <text:p text:style-name="P17"/>
      <text:p text:style-name="P26" loext:marker-style-name="T10"><text:span text:style-name="T11">public class </text:span><text:span text:style-name="T10">Course {<text:line-break/> <text:s text:c="3"/></text:span><text:span text:style-name="T11">public static void </text:span><text:span text:style-name="T10">main(String[] args) {<text:line-break/> <text:s text:c="7"/></text:span><text:span text:style-name="T12">// PARTIE 1<text:line-break/> <text:s text:c="7"/></text:span><text:span text:style-name="T10">System.</text:span><text:span text:style-name="T13">out</text:span><text:span text:style-name="T10">.println(</text:span><text:span text:style-name="T14">"Test partie 1 : "</text:span><text:span text:style-name="T10">);<text:line-break/> <text:s text:c="7"/>System.</text:span><text:span text:style-name="T13">out</text:span><text:span text:style-name="T10">.println(</text:span><text:span text:style-name="T14">"----------------"</text:span><text:span text:style-name="T10">);<text:line-break/> <text:s text:c="7"/>Vehicule v0 = </text:span><text:span text:style-name="T11">new </text:span><text:span text:style-name="T10">Vehicule();<text:line-break/> <text:s text:c="7"/>System.</text:span><text:span text:style-name="T13">out</text:span><text:span text:style-name="T10">.println(v0);<text:line-break/> <text:s text:c="7"/></text:span><text:span text:style-name="T12">// les arguments du constructeurs sont dans l'ordre:<text:line-break/> <text:s text:c="7"/>// le nom, la vitesse, le poids, le carburant<text:line-break/> <text:s text:c="7"/></text:span><text:span text:style-name="T10">Vehicule v1 = </text:span><text:span text:style-name="T11">new </text:span><text:span text:style-name="T10">Vehicule(</text:span><text:span text:style-name="T14">"Ferrari"</text:span><text:span text:style-name="T10">, </text:span><text:span text:style-name="T15">300.0</text:span><text:span text:style-name="T10">, </text:span><text:span text:style-name="T15">800</text:span><text:span text:style-name="T10">, </text:span><text:span text:style-name="T15">30</text:span><text:span text:style-name="T10">);<text:line-break/> <text:s text:c="7"/>Vehicule v2 = </text:span><text:span text:style-name="T11">new </text:span><text:span text:style-name="T10">Vehicule(</text:span><text:span text:style-name="T14">"Renault Clio"</text:span><text:span text:style-name="T10">, </text:span><text:span text:style-name="T15">180.0</text:span><text:span text:style-name="T10">, </text:span><text:span text:style-name="T15">1000</text:span><text:span text:style-name="T10">, </text:span><text:span text:style-name="T15">20</text:span><text:span text:style-name="T10">);<text:line-break/> <text:s text:c="7"/>System.</text:span><text:span text:style-name="T13">out</text:span><text:span text:style-name="T10">.println();<text:line-break/> <text:s text:c="7"/>System.</text:span><text:span text:style-name="T13">out</text:span><text:span text:style-name="T10">.println(v1);<text:line-break/> <text:s text:c="7"/>System.</text:span><text:span text:style-name="T13">out</text:span><text:span text:style-name="T10">.println();<text:line-break/> <text:s text:c="7"/>System.</text:span><text:span text:style-name="T13">out</text:span><text:span text:style-name="T10">.println(v2);<text:line-break/> <text:s text:c="7"/></text:span><text:span text:style-name="T11">if </text:span><text:span text:style-name="T10">(v1.meilleur(v2)) {<text:line-break/> <text:s text:c="11"/>System.</text:span><text:span text:style-name="T13">out</text:span><text:span text:style-name="T10">.println(</text:span><text:span text:style-name="T14">"Le premier vehicule est meilleur que le second"</text:span><text:span text:style-name="T10">);<text:line-break/> <text:s text:c="7"/>} </text:span><text:span text:style-name="T11">else </text:span><text:span text:style-name="T10">{<text:line-break/> <text:s text:c="11"/>System.</text:span><text:span text:style-name="T13">out</text:span><text:span text:style-name="T10">.println(</text:span><text:span text:style-name="T14">"Le second vehicule est meilleur que le premier"</text:span><text:span text:style-name="T10">);<text:line-break/> <text:s text:c="7"/>}<text:line-break/> <text:s text:c="7"/></text:span><text:span text:style-name="T12">// FIN PARTIE 1<text:line-break/><text:line-break/> <text:s text:c="7"/>// PARTIE2<text:line-break/> <text:s text:c="7"/></text:span><text:span text:style-name="T10">System.</text:span><text:span text:style-name="T13">out</text:span><text:span text:style-name="T10">.println();<text:line-break/> <text:s text:c="7"/>System.</text:span><text:span text:style-name="T13">out</text:span><text:span text:style-name="T10">.println(</text:span><text:span text:style-name="T14">"Test partie 2 : "</text:span><text:span text:style-name="T10">);<text:line-break/> <text:s text:c="7"/>System.</text:span><text:span text:style-name="T13">out</text:span><text:span text:style-name="T10">.println(</text:span><text:span text:style-name="T14">"----------------"</text:span><text:span text:style-name="T10">);<text:line-break/> <text:s text:c="7"/></text:span><text:span text:style-name="T12">/*<text:line-break/> <text:s text:c="7"/>----------------------------------------------------------------<text:line-break/> <text:s text:c="7"/>les trois premiers arguments sont dans l'ordre:<text:line-break/> <text:s text:c="7"/>le nom, la vitesse, le poids, le carburant<text:line-break/> <text:s text:c="7"/>le dernier argument indique la presence d'un sidecar<text:line-break/> <text:s text:c="7"/>----------------------------------------------------------------<text:line-break/> <text:s text:c="7"/>*/<text:line-break/> <text:s text:c="7"/></text:span><text:span text:style-name="T10">Moto m1 = </text:span><text:span text:style-name="T11">new </text:span><text:span text:style-name="T10">Moto(</text:span><text:span text:style-name="T14">"Honda"</text:span><text:span text:style-name="T10">, </text:span><text:span text:style-name="T15">200.0</text:span><text:span text:style-name="T10">, </text:span><text:span text:style-name="T15">250</text:span><text:span text:style-name="T10">, </text:span><text:span text:style-name="T15">15</text:span><text:span text:style-name="T10">, </text:span><text:span text:style-name="T11">true</text:span><text:span text:style-name="T10">);<text:line-break/> <text:s text:c="7"/>Moto m2 = </text:span><text:span text:style-name="T11">new </text:span><text:span text:style-name="T10">Moto(</text:span><text:span text:style-name="T14">"Kawasaki"</text:span><text:span text:style-name="T10">, </text:span><text:span text:style-name="T15">280.0</text:span><text:span text:style-name="T10">, </text:span><text:span text:style-name="T15">180</text:span><text:span text:style-name="T10">, </text:span><text:span text:style-name="T15">10</text:span><text:span text:style-name="T10">);<text:line-break/> <text:s text:c="7"/>System.</text:span><text:span text:style-name="T13">out</text:span><text:span text:style-name="T10">.println(m1);<text:line-break/> <text:s text:c="7"/>System.</text:span><text:span text:style-name="T13">out</text:span><text:span text:style-name="T10">.println();<text:line-break/> <text:s text:c="7"/>System.</text:span><text:span text:style-name="T13">out</text:span><text:span text:style-name="T10">.println(m2);<text:line-break/> <text:s text:c="7"/>System.</text:span><text:span text:style-name="T13">out</text:span><text:span text:style-name="T10">.println();<text:line-break/> <text:s text:c="7"/></text:span><text:span text:style-name="T12">/*<text:line-break/> <text:s text:c="7"/>----------------------------------------------------------------<text:line-break/> <text:s text:c="7"/>les trois premiers arguments sont dans l'ordre:<text:line-break/> <text:s text:c="7"/>le nom, la vitesse, le poids, le carburant<text:line-break/> <text:s text:c="7"/>le dernier argument indique la categorie<text:line-break/> <text:s text:c="8"/>----------------------------------------------------------------<text:line-break/> <text:s text:c="7"/>*/<text:line-break/> <text:s text:c="7"/></text:span><text:span text:style-name="T10">Voiture vt1 = </text:span><text:span text:style-name="T11">new </text:span><text:span text:style-name="T10">Voiture(</text:span><text:span text:style-name="T14">"Lamborghini"</text:span><text:span text:style-name="T10">, </text:span><text:span text:style-name="T15">320</text:span><text:span text:style-name="T10">, </text:span><text:span text:style-name="T15">1200</text:span><text:span text:style-name="T10">, </text:span><text:span text:style-name="T15">40</text:span><text:span text:style-name="T10">, </text:span><text:span text:style-name="T14">"course"</text:span><text:span text:style-name="T10">);<text:line-break/> <text:s text:c="7"/>Voiture vt2 = </text:span><text:span text:style-name="T11">new </text:span><text:span text:style-name="T10">Voiture(</text:span><text:span text:style-name="T14">"BMW"</text:span><text:span text:style-name="T10">, </text:span><text:span text:style-name="T15">190</text:span><text:span text:style-name="T10">, </text:span><text:span text:style-name="T15">2000</text:span><text:span text:style-name="T10">, </text:span><text:span text:style-name="T15">35</text:span><text:span text:style-name="T10">, </text:span><text:span text:style-name="T14">"tourisme"</text:span><text:span text:style-name="T10">);<text:line-break/> <text:s text:c="7"/>System.</text:span><text:span text:style-name="T13">out</text:span><text:span text:style-name="T10">.println(vt1);<text:line-break/> <text:s text:c="7"/>System.</text:span><text:span text:style-name="T13">out</text:span><text:span text:style-name="T10">.println();<text:line-break/> <text:s text:c="7"/>System.</text:span><text:span text:style-name="T13">out</text:span><text:span text:style-name="T10">.println(vt2);<text:line-break/> <text:s text:c="7"/>System.</text:span><text:span text:style-name="T13">out</text:span><text:span text:style-name="T10">.println();<text:line-break/> <text:s text:c="7"/></text:span><text:span text:style-name="T12">// FIN PARTIE 2<text:line-break/><text:line-break/> <text:s text:c="7"/>// PARTIE 3<text:line-break/> <text:s text:c="7"/></text:span><text:span text:style-name="T10">System.</text:span><text:span text:style-name="T13">out</text:span><text:span text:style-name="T10">.println();<text:line-break/> <text:s text:c="7"/>System.</text:span><text:span text:style-name="T13">out</text:span><text:span text:style-name="T10">.println(</text:span><text:span text:style-name="T14">"Test partie 3 : "</text:span><text:span text:style-name="T10">);<text:line-break/> <text:s text:c="7"/>System.</text:span><text:span text:style-name="T13">out</text:span><text:span text:style-name="T10">.println(</text:span><text:span text:style-name="T14">"----------------"</text:span><text:span text:style-name="T10">);<text:line-break/><text:line-break/> <text:s text:c="7"/>GrandPrix gp1 = </text:span><text:span text:style-name="T11">new </text:span><text:span text:style-name="T10">GrandPrix();<text:line-break/> <text:s text:c="7"/>gp1.ajouter(v1);<text:line-break/> <text:s text:c="7"/>gp1.ajouter(v2);<text:line-break/></text:span><text:soft-page-break/><text:span text:style-name="T10"> <text:s text:c="7"/>System.</text:span><text:span text:style-name="T13">out</text:span><text:span text:style-name="T10">.println(gp1.check());<text:line-break/> <text:s text:c="7"/>GrandPrix gp2 = </text:span><text:span text:style-name="T11">new </text:span><text:span text:style-name="T10">GrandPrix();<text:line-break/> <text:s text:c="7"/>gp2.ajouter(vt1);<text:line-break/> <text:s text:c="7"/>gp2.ajouter(vt2);<text:line-break/> <text:s text:c="7"/>gp2.ajouter(m2);<text:line-break/> <text:s text:c="7"/>System.</text:span><text:span text:style-name="T13">out</text:span><text:span text:style-name="T10">.println(gp2.check());<text:line-break/><text:line-break/> <text:s text:c="7"/>GrandPrix gp3 = </text:span><text:span text:style-name="T11">new </text:span><text:span text:style-name="T10">GrandPrix();<text:line-break/> <text:s text:c="7"/>gp3.ajouter(vt1);<text:line-break/> <text:s text:c="7"/>gp3.ajouter(vt2);<text:line-break/> <text:s text:c="7"/>gp3.ajouter(m1);<text:line-break/> <text:s text:c="7"/>System.</text:span><text:span text:style-name="T13">out</text:span><text:span text:style-name="T10">.println(gp3.check());<text:line-break/><text:line-break/> <text:s text:c="7"/>GrandPrix gp4 = </text:span><text:span text:style-name="T11">new </text:span><text:span text:style-name="T10">GrandPrix();<text:line-break/> <text:s text:c="7"/>gp4.ajouter(m1);<text:line-break/> <text:s text:c="7"/>gp4.ajouter(m2);<text:line-break/> <text:s text:c="7"/>System.</text:span><text:span text:style-name="T13">out</text:span><text:span text:style-name="T10">.println(gp4.check());<text:line-break/> <text:s text:c="7"/></text:span><text:span text:style-name="T12">// FIN PARTIE 3<text:line-break/> <text:s text:c="7"/>// PARTIE 4<text:line-break/> <text:s text:c="7"/></text:span><text:span text:style-name="T10">System.</text:span><text:span text:style-name="T13">out</text:span><text:span text:style-name="T10">.println();<text:line-break/> <text:s text:c="7"/>System.</text:span><text:span text:style-name="T13">out</text:span><text:span text:style-name="T10">.println(</text:span><text:span text:style-name="T14">"Test partie 4 : "</text:span><text:span text:style-name="T10">);<text:line-break/> <text:s text:c="7"/>System.</text:span><text:span text:style-name="T13">out</text:span><text:span text:style-name="T10">.println(</text:span><text:span text:style-name="T14">"----------------"</text:span><text:span text:style-name="T10">);<text:line-break/> <text:s text:c="7"/>GrandPrix gp5 = </text:span><text:span text:style-name="T11">new </text:span><text:span text:style-name="T10">GrandPrix();<text:line-break/> <text:s text:c="7"/>gp5.ajouter(vt1);<text:line-break/> <text:s text:c="7"/>gp5.ajouter(vt2);<text:line-break/><text:line-break/> <text:s text:c="7"/>System.</text:span><text:span text:style-name="T13">out</text:span><text:span text:style-name="T10">.println(</text:span><text:span text:style-name="T14">"Premiere course :"</text:span><text:span text:style-name="T10">);<text:line-break/> <text:s text:c="7"/>gp5.run(</text:span><text:span text:style-name="T15">11</text:span><text:span text:style-name="T10">);<text:line-break/> <text:s text:c="7"/>System.</text:span><text:span text:style-name="T13">out</text:span><text:span text:style-name="T10">.println();<text:line-break/><text:line-break/> <text:s text:c="7"/>System.</text:span><text:span text:style-name="T13">out</text:span><text:span text:style-name="T10">.println(</text:span><text:span text:style-name="T14">"Deuxieme <text:s/>course :"</text:span><text:span text:style-name="T10">);<text:line-break/> <text:s text:c="7"/>gp3.run(</text:span><text:span text:style-name="T15">40</text:span><text:span text:style-name="T10">);<text:line-break/> <text:s text:c="7"/>System.</text:span><text:span text:style-name="T13">out</text:span><text:span text:style-name="T10">.println();<text:line-break/><text:line-break/> <text:s text:c="7"/>System.</text:span><text:span text:style-name="T13">out</text:span><text:span text:style-name="T10">.println(</text:span><text:span text:style-name="T14">"Troisieme <text:s/>course :"</text:span><text:span text:style-name="T10">);<text:line-break/> <text:s text:c="7"/>gp2.run(</text:span><text:span text:style-name="T15">11</text:span><text:span text:style-name="T10">);<text:line-break/> <text:s text:c="7"/></text:span><text:span text:style-name="T12">// FIN PARTIE 4<text:line-break/> <text:s text:c="3"/></text:span><text:span text:style-name="T10">}<text:line-break/>}</text:span></text:p>
      <text:p text:style-name="P17"/>
      <text:h text:style-name="P27" text:outline-level="1">parrtie 2</text:h>
      <text:p text:style-name="P28">1) Modelise le diagrame de class ci-dessus : 2 pts</text:p>
      <text:p text:style-name="P29" loext:marker-style-name="T10"><text:span text:style-name="T11">class </text:span><text:span text:style-name="T10">Animal {<text:line-break/> <text:s text:c="3"/></text:span><text:span text:style-name="T11">private boolean </text:span><text:span text:style-name="T16">alive </text:span><text:span text:style-name="T10">= </text:span><text:span text:style-name="T11">true</text:span><text:span text:style-name="T10">;<text:line-break/> <text:s text:c="3"/></text:span><text:span text:style-name="T11">private </text:span><text:span text:style-name="T10">String </text:span><text:span text:style-name="T16">name</text:span><text:span text:style-name="T10">;<text:line-break/> <text:s text:c="3"/></text:span><text:span text:style-name="T11">public void </text:span><text:span text:style-name="T10">meet(Animal other) {<text:line-break/> <text:s text:c="7"/></text:span><text:span text:style-name="T11">if </text:span><text:span text:style-name="T10">(canEat(other))<text:line-break/> <text:s text:c="11"/>other.eaten();<text:line-break/> <text:s text:c="7"/></text:span><text:span text:style-name="T11">else if </text:span><text:span text:style-name="T10">(other.canEat(</text:span><text:span text:style-name="T11">this</text:span><text:span text:style-name="T10">))<text:line-break/> <text:s text:c="11"/>eaten();<text:line-break/> <text:s text:c="3"/>}<text:line-break/> <text:s text:c="3"/></text:span><text:span text:style-name="T11">public void </text:span><text:span text:style-name="T10">eaten() {<text:line-break/> <text:s text:c="7"/></text:span><text:span text:style-name="T16">alive </text:span><text:span text:style-name="T10">= </text:span><text:span text:style-name="T11">false</text:span><text:span text:style-name="T10">;<text:line-break/> <text:s text:c="3"/>}<text:line-break/> <text:s text:c="3"/></text:span><text:span text:style-name="T11">public boolean </text:span><text:span text:style-name="T10">canEat(Animal other) {<text:line-break/> <text:s text:c="7"/></text:span><text:span text:style-name="T11">return false</text:span><text:span text:style-name="T10">;<text:line-break/> <text:s text:c="3"/>}<text:line-break/> <text:s text:c="3"/></text:span><text:span text:style-name="T11">public boolean </text:span><text:span text:style-name="T10">isAlive() {<text:line-break/> <text:s text:c="7"/></text:span><text:span text:style-name="T11">return </text:span><text:span text:style-name="T16">alive</text:span><text:span text:style-name="T10">;<text:line-break/> <text:s text:c="3"/>}<text:line-break/><text:line-break/> <text:s text:c="3"/></text:span><text:span text:style-name="T11">public </text:span><text:span text:style-name="T10">String getName() {<text:line-break/> <text:s text:c="7"/></text:span><text:span text:style-name="T11">return </text:span><text:span text:style-name="T16">name</text:span><text:span text:style-name="T10">;<text:line-break/> <text:s text:c="3"/>}<text:line-break/> <text:s text:c="3"/></text:span><text:span text:style-name="T11">protected void </text:span><text:span text:style-name="T10">setName(String name) {<text:line-break/> <text:s text:c="7"/></text:span><text:span text:style-name="T11">this</text:span><text:span text:style-name="T10">.</text:span><text:span text:style-name="T16">name </text:span><text:span text:style-name="T10">= name;<text:line-break/> <text:s text:c="3"/>}<text:line-break/>}<text:line-break/></text:span><text:span text:style-name="T11">class </text:span><text:span text:style-name="T10">Mouse </text:span><text:span text:style-name="T11">extends </text:span><text:span text:style-name="T10">Animal {<text:line-break/> <text:s text:c="3"/></text:span><text:span text:style-name="T11">public </text:span><text:span text:style-name="T10">Mouse(String name) {<text:line-break/> <text:s text:c="7"/>setName(name);<text:line-break/> <text:s text:c="3"/>}<text:line-break/>}<text:line-break/></text:span><text:span text:style-name="T11">class </text:span><text:span text:style-name="T10">Cat </text:span><text:span text:style-name="T11">extends </text:span><text:span text:style-name="T10">Animal {<text:line-break/> <text:s text:c="3"/></text:span><text:span text:style-name="T11">public </text:span><text:span text:style-name="T10">Cat(String name) {<text:line-break/> <text:s text:c="7"/>setName(name);<text:line-break/> <text:s text:c="3"/>}<text:line-break/> <text:s text:c="3"/></text:span><text:span text:style-name="T11">public boolean </text:span><text:span text:style-name="T10">canEat(Animal animal) {<text:line-break/> <text:s text:c="7"/></text:span><text:span text:style-name="T11">return </text:span><text:span text:style-name="T10">isAlive() &amp;&amp; animal </text:span><text:span text:style-name="T11">instanceof </text:span><text:span text:style-name="T10">Mouse;<text:line-break/> <text:s text:c="3"/>}<text:line-break/>}<text:line-break/></text:span><text:span text:style-name="T11">class </text:span><text:span text:style-name="T10">Tiger </text:span><text:span text:style-name="T11">extends </text:span><text:span text:style-name="T10">Cat {<text:line-break/> <text:s text:c="3"/></text:span><text:span text:style-name="T11">public </text:span><text:span text:style-name="T10">Tiger(String name) {<text:line-break/> <text:s text:c="7"/></text:span><text:span text:style-name="T11">super</text:span><text:span text:style-name="T10">(name);<text:line-break/> <text:s text:c="3"/>}<text:line-break/> <text:s text:c="3"/></text:span><text:span text:style-name="T11">public boolean </text:span><text:span text:style-name="T10">canEat(Animal animal) {<text:line-break/> <text:s text:c="7"/></text:span><text:span text:style-name="T11">return </text:span><text:span text:style-name="T10">isAlive() &amp;&amp; (</text:span><text:span text:style-name="T11">super</text:span><text:span text:style-name="T10">.canEat(animal) || !(animal </text:span><text:span text:style-name="T11">instanceof </text:span><text:span text:style-name="T10">Tiger));<text:line-break/> <text:s text:c="3"/>}<text:line-break/>}</text:span></text:p>
      <text:p text:style-name="P28"/>
      <text:p text:style-name="P30"><text:span text:style-name="T17">2) </text:span>quelle sera la sortie du programme suivant : <text:span text:style-name="T17">2 pts</text:span></text:p>
      <text:p text:style-name="P29" loext:marker-style-name="T10"><text:span text:style-name="T10">Mouse </text:span><text:span text:style-name="T16">m </text:span><text:span text:style-name="T10">= </text:span><text:span text:style-name="T11">new </text:span><text:span text:style-name="T10">Mouse(</text:span><text:span text:style-name="T14">"</text:span><text:span text:style-name="T18">Azrael</text:span><text:span text:style-name="T14">"</text:span><text:span text:style-name="T10">);<text:line-break/>Cat </text:span><text:span text:style-name="T16">cat </text:span><text:span text:style-name="T10">= </text:span><text:span text:style-name="T11">new </text:span><text:span text:style-name="T10">Cat(</text:span><text:span text:style-name="T14">"Cat1"</text:span><text:span text:style-name="T10">);<text:line-break/>Tiger </text:span><text:span text:style-name="T16">tiger1 </text:span><text:span text:style-name="T10">= </text:span><text:span text:style-name="T11">new </text:span><text:span text:style-name="T10">Tiger(</text:span><text:span text:style-name="T14">"Tiger1"</text:span><text:span text:style-name="T10">);<text:line-break/>Tiger </text:span><text:span text:style-name="T16">tiger2 </text:span><text:span text:style-name="T10">= </text:span><text:span text:style-name="T11">new </text:span><text:span text:style-name="T10">Tiger(</text:span><text:span text:style-name="T14">"Tiger2"</text:span><text:span text:style-name="T10">);<text:line-break/>Animal[] </text:span><text:span text:style-name="T16">animals </text:span><text:span text:style-name="T10">= </text:span><text:span text:style-name="T11">new </text:span><text:span text:style-name="T10">Animal[] { </text:span><text:span text:style-name="T16">m</text:span><text:span text:style-name="T10">, </text:span><text:span text:style-name="T16">cat</text:span><text:span text:style-name="T10">, </text:span><text:span text:style-name="T16">tiger1</text:span><text:span text:style-name="T10">, </text:span><text:span text:style-name="T16">tiger2 </text:span><text:span text:style-name="T10">};<text:line-break/>m.meet(</text:span><text:span text:style-name="T16">tiger1</text:span><text:span text:style-name="T10">);<text:line-break/>tiger1.meet(</text:span><text:span text:style-name="T16">cat</text:span><text:span text:style-name="T10">);<text:line-break/>cat.meet(</text:span><text:span text:style-name="T16">tiger2</text:span><text:span text:style-name="T10">);<text:line-break/>tiger2.meet(</text:span><text:span text:style-name="T16">tiger1</text:span><text:span text:style-name="T10">);<text:line-break/></text:span><text:span text:style-name="T11">for </text:span><text:span text:style-name="T10">(</text:span><text:span text:style-name="T11">int </text:span><text:span text:style-name="T16">i </text:span><text:span text:style-name="T10">= </text:span><text:span text:style-name="T15">0</text:span><text:span text:style-name="T10">; i &lt; </text:span><text:span text:style-name="T16">animals</text:span><text:span text:style-name="T10">.length; </text:span><text:span text:style-name="T16">i</text:span><text:span text:style-name="T10">++) {<text:line-break/> <text:s text:c="7"/>System.out.print(</text:span><text:span text:style-name="T16">animals</text:span><text:span text:style-name="T10">[</text:span><text:span text:style-name="T16">i</text:span><text:span text:style-name="T10">].getName() + </text:span><text:span text:style-name="T14">" is "</text:span><text:span text:style-name="T10">);<text:line-break/> <text:s text:c="7"/></text:span><text:span text:style-name="T11">if </text:span><text:span text:style-name="T10">(</text:span><text:span text:style-name="T16">animals</text:span><text:span text:style-name="T10">[</text:span><text:span text:style-name="T16">i</text:span><text:span text:style-name="T10">].isAlive()) System.out.println(</text:span><text:span text:style-name="T14">"alive"</text:span><text:span text:style-name="T10">);<text:line-break/> <text:s text:c="7"/></text:span><text:span text:style-name="T11">else </text:span><text:span text:style-name="T10">System.out.println(</text:span><text:span text:style-name="T14">"dead"</text:span><text:span text:style-name="T10">);<text:line-break/>}</text:span></text:p>
      <text:p text:style-name="P28"/>
      <text:p text:style-name="P31">Azrael is alive</text:p>
      <text:p text:style-name="P32">Cat1 is dead</text:p>
      <text:p text:style-name="P32">Tiger1 is dead</text:p>
      <text:p text:style-name="P32">Tiger2 is alive</text:p>
      <text:p text:style-name="P33">-----------------------------<text:line-break/><text:span text:style-name="T19">Azrael</text:span> is dead</text:p>
      <text:p text:style-name="P28">Cat1 is dead</text:p>
      <text:p text:style-name="P28">Tiger1 is alive</text:p>
      <text:p text:style-name="P28">Tiger2 is alive</text:p>
      <text:p text:style-name="P28">-----------------------------------</text:p>
      <text:p text:style-name="P34">Azrael is dead</text:p>
      <text:p text:style-name="P32">Cat1 is alive</text:p>
      <text:p text:style-name="P32">Tiger1 is alive</text:p>
      <text:p text:style-name="P32">Tiger2 is alive</text:p>
      <text:p text:style-name="P35"><text:span text:style-name="T20">----------------------------------<text:line-break/></text:span><text:span text:style-name="T21">Azrael</text:span><text:span text:style-name="T19"> is dead</text:span></text:p>
      <text:p text:style-name="P32">Cat1 is alive</text:p>
      <text:p text:style-name="P32">Tiger1 is alive</text:p>
      <text:p text:style-name="P32">Tiger2 is alive</text:p>
      <text:p text:style-name="P36">3) ransformer la lignse suivant a une collection ArrayList : 2 pts</text:p>
      <text:p text:style-name="P36">utilisez la methode <text:span text:style-name="T3">add</text:span> pour remplir la liste</text:p>
      <text:p text:style-name="Standard"><text:span text:style-name="T10">Animal[] </text:span><text:span text:style-name="T16">animals </text:span><text:span text:style-name="T10">= </text:span><text:span text:style-name="T11">new </text:span><text:span text:style-name="T10">Animal[] { </text:span><text:span text:style-name="T16">m</text:span><text:span text:style-name="T10">, </text:span><text:span text:style-name="T16">cat</text:span><text:span text:style-name="T10">, </text:span><text:span text:style-name="T16">tiger1</text:span><text:span text:style-name="T10">, </text:span><text:span text:style-name="T16">tiger2 </text:span><text:span text:style-name="T10">};<text:line-break/></text:span><text:span text:style-name="T22">4) supprimer</text:span><text:span text:style-name="T23"> les animaux dont l’état alive <text:s/>== dead : 2 pt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s Christou</meta:initial-creator>
    <meta:creation-date>2025-10-03T08:29:21.979298706</meta:creation-date>
    <dc:date>2025-10-03T11:26:37.649182665</dc:date>
    <dc:creator>Christos Christou</dc:creator>
    <meta:editing-duration>PT1M45S</meta:editing-duration>
    <meta:editing-cycles>1</meta:editing-cycles>
    <meta:generator>LibreOffice/25.2.6.2$Linux_X86_64 LibreOffice_project/40d1a0e1d5bdf1afaeae24d9ece32bbb00fa66a4</meta:generator>
    <meta:document-statistic meta:table-count="0" meta:image-count="0" meta:object-count="0" meta:page-count="7" meta:paragraph-count="105" meta:word-count="1802" meta:character-count="12763" meta:non-whitespace-character-count="10102"/>
  </office:meta>
</office:document-meta>
</file>